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400BEEB1C1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3cm, 3.208cm, 0.887cm, 3.02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cm" svg:height="13.2cm" svg:x="3cm" svg:y="3.8cm">
          <draw:image xlink:href="Pictures/100000000000050000000400BEEB1C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7T11:08:41</dc:date>
    <dc:creator>stephen mcfarlane</dc:creator>
    <meta:document-statistic meta:object-count="1"/>
    <meta:generator>LibreOffice/4.0.2.2$Linux_X86_64 LibreOffice_project/400m0$Build-2</meta:generator>
  </office:meta>
</office:document-meta>
</file>